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336699" draw:textarea-horizontal-align="justify" draw:textarea-vertical-align="middle" draw:auto-grow-height="false"/>
    </style:style>
    <style:style style:name="gr3" style:family="graphic" style:parent-style-name="standard">
      <style:graphic-properties svg:stroke-color="#b2b2b2" draw:fill-color="#eeeeee" draw:textarea-horizontal-align="justify" draw:textarea-vertical-align="middle" draw:auto-grow-height="false"/>
    </style:style>
    <style:style style:name="gr4" style:family="graphic" style:parent-style-name="standard">
      <style:graphic-properties svg:stroke-color="#b2b2b2" draw:fill="solid" draw:fill-color="#eeeeee" draw:textarea-horizontal-align="justify" draw:textarea-vertical-align="middle" draw:auto-grow-height="false"/>
    </style:style>
    <style:style style:name="gr5" style:family="graphic" style:parent-style-name="standard">
      <style:graphic-properties svg:stroke-color="#66cc00" draw:fill-color="#579d1c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1" fo:font-size="12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text-properties fo:font-size="12pt"/>
    </style:style>
    <style:style style:name="T1" style:family="text">
      <style:text-properties style:font-name="Liberation Sans1" fo:font-size="12pt"/>
    </style:style>
    <style:style style:name="T2" style:family="text">
      <style:text-properties fo:font-size="12pt"/>
    </style:style>
    <style:style style:name="T3" style:family="text">
      <style:text-properties style:text-position="super 58%" style:font-name="Liberation Sans1"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4.188cm" svg:height="2.017cm" svg:x="13.768cm" svg:y="1.127cm">
            <text:p text:style-name="P1"><text:span text:style-name="T1">Work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" draw:text-style-name="P2" draw:layer="layout" svg:width="4.181cm" svg:height="2.012cm" svg:x="13.556cm" svg:y="1.312cm">
            <text:p text:style-name="P1"><text:span text:style-name="T1">Work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" draw:text-style-name="P2" draw:layer="layout" svg:width="3.68cm" svg:height="1.906cm" svg:x="16.433cm" svg:y="4.117cm">
              <text:p text:style-name="P1"><text:span text:style-name="T1">Disk</text:span></text:p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g>
              <draw:custom-shape draw:style-name="gr1" draw:text-style-name="P3" draw:layer="layout" svg:width="1.773cm" svg:height="1.932cm" svg:x="18.658cm" svg:y="1.349cm">
                <text:p text:style-name="P1"><text:span text:style-name="T2">App</text:span></text:p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" draw:text-style-name="P3" draw:layer="layout" svg:width="1.773cm" svg:height="1.932cm" svg:x="18.446cm" svg:y="1.46cm">
                <text:p text:style-name="P1"><text:span text:style-name="T2">App</text:span></text:p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1" draw:text-style-name="P3" draw:layer="layout" svg:width="1.773cm" svg:height="1.932cm" svg:x="18.208cm" svg:y="1.582cm">
              <text:p text:style-name="P1"><text:span text:style-name="T2">Ap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" draw:text-style-name="P2" draw:layer="layout" svg:width="4.181cm" svg:height="2.012cm" svg:x="1.068cm" svg:y="1.471cm">
              <text:p text:style-name="P1"><text:span text:style-name="T1">Swift client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4.181cm" svg:height="2.012cm" svg:x="7.233cm" svg:y="1.524cm">
              <text:p text:style-name="P1"><text:span text:style-name="T1">Swift servic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draw:layer="layout" svg:width="4.181cm" svg:height="2.012cm" svg:x="13.398cm" svg:y="1.524cm">
              <text:p text:style-name="P1"><text:span text:style-name="T1">Worker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4" draw:layer="layout" svg:width="1.985cm" svg:height="1.377cm" svg:x="5.249cm" svg:y="1.894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4" draw:text-style-name="P4" draw:layer="layout" svg:width="1.985cm" svg:height="1.324cm" svg:x="11.413cm" svg:y="1.894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5" draw:text-style-name="P4" draw:layer="layout" svg:width="0.689cm" svg:height="0.953cm" svg:x="18.557cm" svg:y="3.513cm">
              <text:p/>
  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4" draw:text-style-name="P4" draw:layer="layout" svg:width="1.001cm" svg:height="0.768cm" svg:x="17.578cm" svg:y="2.175cm">
              <text:p/>
  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5" draw:text-style-name="P4" draw:layer="layout" svg:width="0.689cm" svg:height="0.953cm" svg:x="16.731cm" svg:y="3.535cm">
              <text:p/>
  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g>
              <draw:custom-shape draw:style-name="gr1" draw:text-style-name="P2" draw:layer="layout" svg:width="2.156cm" svg:height="1.37cm" svg:x="9.104cm" svg:y="4.484cm">
                <text:p text:style-name="P1"><text:span text:style-name="T1">HTTP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" draw:text-style-name="P2" draw:layer="layout" svg:width="2.154cm" svg:height="1.37cm" svg:x="11.533cm" svg:y="4.484cm">
                <text:p text:style-name="P1"><text:span text:style-name="T1">FileSystem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1" draw:text-style-name="P2" draw:layer="layout" svg:width="2.163cm" svg:height="1.377cm" svg:x="13.96cm" svg:y="4.484cm">
                <text:p text:style-name="P1"><text:span text:style-name="T1">3</text:span><text:span text:style-name="T3">rd</text:span><text:span text:style-name="T1"> party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style-name="gr5" draw:text-style-name="P4" draw:layer="layout" svg:width="0.301cm" svg:height="2.946cm" draw:transform="rotate (-1.11718525420157) translate (13.555cm 3.281cm)">
              <text:p/>
              <draw:enhanced-geometry svg:viewBox="0 0 21600 21600" draw:mirror-horizontal="true" draw:mirror-vertical="true" draw:text-areas="?f0 ?f8 ?f2 ?f9" draw:type="up-down-arrow" draw:modifiers="5400 4300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5" draw:text-style-name="P4" draw:layer="layout" svg:width="0.378cm" svg:height="0.953cm" svg:x="14.952cm" svg:y="3.531cm">
              <text:p/>
  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5" draw:text-style-name="P4" draw:layer="layout" svg:width="0.399cm" svg:height="1.377cm" draw:transform="rotate (-0.680852941202988) translate (14.149cm 3.342cm)">
              <text:p/>
  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14:55:21.112518504</meta:creation-date>
    <dc:date>2014-12-05T16:14:37.485295660</dc:date>
    <meta:editing-duration>PT1M50S</meta:editing-duration>
    <meta:editing-cycles>2</meta:editing-cycles>
    <meta:generator>LibreOffice/4.2.6.3$Linux_X86_64 LibreOffice_project/420m0$Build-3</meta:generator>
    <meta:document-statistic meta:object-count="24"/>
  </office:meta>
</office:document-meta>
</file>